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spreadsheet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1.0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1" text:anchor-type="paragraph" svg:x="-0.826cm" svg:y="-0.272cm" svg:width="13.305cm" svg:height="6.668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t2" text:anchor-type="paragraph" svg:x="12.688cm" svg:y="-0.566cm" svg:width="14.046cm" svg:height="7.306cm" draw:z-index="2"><draw:object xlink:href="./Object 2" xlink:type="simple" xlink:show="embed" xlink:actuate="onLoad"/><draw:image xlink:href="./ObjectReplacements/Object 2" xlink:type="simple" xlink:show="embed" xlink:actuate="onLoad"/></draw:frame><draw:frame text:anchor-type="paragraph" draw:z-index="0" draw:style-name="gr1" draw:text-style-name="P1" svg:width="8.217cm" svg:height="1.045cm" svg:x="9.874cm" svg:y="-1.61cm"><draw:text-box><text:p><text:span text:style-name="T1">Tableau de Bord</text:span></text:p></draw:text-box></draw:frame></text:p>
      <text:p text:style-name="Standard"><draw:frame draw:style-name="fr1" draw:name="Objet4" text:anchor-type="paragraph" svg:x="12.273cm" svg:y="0.529cm" svg:width="12.802cm" svg:height="6.854cm" draw:z-index="4"><draw:object xlink:href="./Object 4" xlink:type="simple" xlink:show="embed" xlink:actuate="onLoad"/><draw:image xlink:href="./ObjectReplacements/Object 4" xlink:type="simple" xlink:show="embed" xlink:actuate="onLoad"/></draw:frame><draw:frame draw:style-name="fr1" draw:name="Objet3" text:anchor-type="paragraph" svg:x="-2cm" svg:y="0.134cm" svg:width="14.332cm" svg:height="6.832cm" draw:z-index="3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6" text:anchor-type="paragraph" svg:x="-1.203cm" svg:y="7.551cm" svg:width="15.852cm" svg:height="2.74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><draw:frame draw:style-name="fr1" draw:name="Objet5" text:anchor-type="paragraph" svg:x="14.878cm" svg:y="0.273cm" svg:width="10.633cm" svg:height="3.201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imon Rispal</meta:initial-creator>
    <meta:creation-date>2014-12-18T17:27:46.56</meta:creation-date>
    <dc:date>2015-01-23T09:40:40.01</dc:date>
    <dc:creator>Simon Rispal</dc:creator>
    <meta:editing-duration>PT1H26M26S</meta:editing-duration>
    <meta:editing-cycles>12</meta:editing-cycles>
    <meta:generator>OpenOffice/4.1.0$Win32 OpenOffice.org_project/410m18$Build-9764</meta:generator>
    <meta:document-statistic meta:table-count="0" meta:image-count="0" meta:object-count="6" meta:page-count="1" meta:paragraph-count="0" meta:word-count="0" meta: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304cm" svg:height="6.667cm" xlink:href="." xlink:type="simple" chart:class="chart:line" chart:style-name="ch1">
        <chart:title svg:x="3.532cm" svg:y="0.084cm" chart:style-name="ch2">
          <text:p>progression prévue et effective</text:p>
        </chart:title>
        <chart:legend svg:x="1.242cm" svg:y="0.907cm" style:legend-expansion="custom" chartooo:width="4.405cm" chartooo:height="1.946cm" style:legend-expansion-aspect-ratio="2.26361767728674" chart:style-name="ch3"/>
        <chart:plot-area chart:style-name="ch4" chart:data-source-has-labels="both" svg:x="0.514cm" svg:y="0.692cm" svg:width="12.37cm" svg:height="5.699cm">
          <chartooo:coordinate-region svg:x="1.241cm" svg:y="0.905cm" svg:width="11.643cm" svg:height="4.81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gression réelle</text:p>
              </table:table-cell>
              <table:table-cell office:value-type="string">
                <text:p>progression attendue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18">
                <text:p>0.18</text:p>
              </table:table-cell>
              <table:table-cell office:value-type="float" office:value="0.299559471365639">
                <text:p>0.299559471365639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">
                <text:p>0.24</text:p>
              </table:table-cell>
              <table:table-cell office:value-type="float" office:value="0.387665198237885">
                <text:p>0.38766519823788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44">
                <text:p>0.44</text:p>
              </table:table-cell>
              <table:table-cell office:value-type="float" office:value="0.526431718061674">
                <text:p>0.526431718061674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51">
                <text:p>0.51</text:p>
              </table:table-cell>
              <table:table-cell office:value-type="float" office:value="0.645374449339207">
                <text:p>0.645374449339207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6">
                <text:p>0.6</text:p>
              </table:table-cell>
              <table:table-cell office:value-type="float" office:value="0.757709251101322">
                <text:p>0.75770925110132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81">
                <text:p>0.81</text:p>
              </table:table-cell>
              <table:table-cell office:value-type="float" office:value="0.870044052863436">
                <text:p>0.870044052863436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45cm" svg:height="7.305cm" xlink:href="." xlink:type="simple" chart:class="chart:line" chart:style-name="ch1">
        <chart:title svg:x="-0.42cm" svg:y="0.291cm" chart:style-name="ch2">
          <text:p>nombre d'heure réalisée et nombre d'heures estimée en fonction du temps</text:p>
        </chart:title>
        <chart:legend svg:x="1.467cm" svg:y="1.541cm" style:legend-expansion="custom" chartooo:width="3.639cm" chartooo:height="1.592cm" style:legend-expansion-aspect-ratio="2.2858040201005" chart:style-name="ch3"/>
        <chart:plot-area chart:style-name="ch4" chart:data-source-has-labels="both" svg:x="0.038cm" svg:y="1.102cm" svg:width="12.962cm" svg:height="5.647cm">
          <chartooo:coordinate-region svg:x="0.845cm" svg:y="1.314cm" svg:width="12.155cm" svg:height="4.762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line">
            <chart:data-point chart:repeated="7"/>
          </chart:series>
          <chart:series chart:style-name="ch9" chart:values-cell-range-address="local-table.$C$2:.$C$8" chart:label-cell-address="local-table.$C$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heures réalisées</text:p>
              </table:table-cell>
              <table:table-cell office:value-type="string">
                <text:p>nb d'heures estimées 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0.2">
                <text:p>70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96.2">
                <text:p>96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137">
                <text:p>137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162.7">
                <text:p>162.7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182.2">
                <text:p>182.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215">
                <text:p>21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automatic" chart:symbol-width="0.15cm" chart:symbol-height="0.15cm"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331cm" svg:height="6.831cm" xlink:href="." xlink:type="simple" chart:class="chart:bar" chart:style-name="ch1">
        <chart:title svg:x="3.002cm" svg:y="0.28cm" chart:style-name="ch2">
          <text:p>rendement horaire en fonction du temps </text:p>
        </chart:title>
        <chart:legend svg:x="2.306cm" svg:y="1.552cm" style:legend-expansion="custom" chartooo:width="2.953cm" chartooo:height="1.488cm" style:legend-expansion-aspect-ratio="1.98454301075269" chart:style-name="ch3"/>
        <chart:plot-area chart:style-name="ch4" chart:data-source-has-labels="both" svg:x="0.613cm" svg:y="0.729cm" svg:width="13.52cm" svg:height="6.123cm">
          <chartooo:coordinate-region svg:x="1.525cm" svg:y="0.942cm" svg:width="12.608cm" svg:height="5.237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series chart:style-name="ch9" chart:values-cell-range-address="local-table.$C$2:.$C$8" chart:label-cell-address="local-table.$C$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ment réel (%/h) </text:p>
              </table:table-cell>
              <table:table-cell office:value-type="string">
                <text:p>rendement estimé (%/h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0.256410256410256">
                <text:p>0.256410256410256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0.249480249480249">
                <text:p>0.249480249480249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0.321167883211679">
                <text:p>0.321167883211679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0.313460356484327">
                <text:p>0.313460356484327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0.329308452250274">
                <text:p>0.329308452250274</text:p>
              </table:table-cell>
              <table:table-cell office:value-type="float" office:value="0.440528634361234">
                <text:p>0.440528634361234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0.376744186046512">
                <text:p>0.376744186046512</text:p>
              </table:table-cell>
              <table:table-cell office:value-type="float" office:value="0.440528634361233">
                <text:p>0.440528634361233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  <table:table-cell office:value-type="float" office:value="0.440528634361234">
                <text:p>0.4405286343612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02cm" svg:height="6.854cm" xlink:href="." xlink:type="simple" chart:class="chart:bar" chart:style-name="ch1">
        <chart:title svg:x="1.436cm" svg:y="0.273cm" chart:style-name="ch2">
          <text:p>Evolution du moral du groupe en fonction du temps</text:p>
        </chart:title>
        <chart:legend svg:x="7.579cm" svg:y="0.943cm" style:legend-expansion="custom" chartooo:width="4.757cm" chartooo:height="0.887cm" style:legend-expansion-aspect-ratio="5.3630214205186" chart:style-name="ch3"/>
        <chart:plot-area chart:style-name="ch4" chart:data-source-has-labels="both" svg:x="0.459cm" svg:y="1.471cm" svg:width="11.816cm" svg:height="4.815cm">
          <chartooo:coordinate-region svg:x="1.168cm" svg:y="1.683cm" svg:width="11.107cm" svg:height="3.93cm"/>
          <chart:axis chart:dimension="x" chart:name="primary-x" chart:style-name="ch5" chartooo:axis-type="auto">
            <chartooo:date-scale/>
            <chart:categories table:cell-range-address="local-table.$A$2:.$A$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ral du groupe (/10)</text:p>
              </table:table-cell>
            </table:table-row>
          </table:table-header-rows>
          <table:table-rows>
            <table:table-row>
              <table:table-cell office:value-type="float" office:value="41991">
                <text:p>41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012">
                <text:p>4201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16">
                <text:p>420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2019">
                <text:p>42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2023">
                <text:p>420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2026">
                <text:p>4203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2030">
                <text:p>420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61cm"/>
    </style:style>
    <style:style style:name="co3" style:family="table-column">
      <style:table-column-properties fo:break-before="auto" style:column-width="2.78cm"/>
    </style:style>
    <style:style style:name="co4" style:family="table-column">
      <style:table-column-properties fo:break-before="auto" style:column-width="1.03cm"/>
    </style:style>
    <style:style style:name="co5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number-columns-repeated="16"/>
          <table:table-cell office:value-type="string">
            <text:p>livrables </text:p>
          </table:table-cell>
          <table:table-cell office:value-type="string">
            <text:p>état </text:p>
          </table:table-cell>
          <table:table-cell office:value-type="string">
            <text:p>livré </text:p>
          </table:table-cell>
          <table:table-cell table:style-name="Default" office:value-type="string">
            <text:p>date de livraison </text:p>
          </table:table-cell>
        </table:table-row>
        <table:table-row table:style-name="ro1">
          <table:table-cell table:number-columns-repeated="16"/>
          <table:table-cell office:value-type="string">
            <text:p>dossier d’initialisation 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4-12-19">
            <text:p>19/12/14</text:p>
          </table:table-cell>
        </table:table-row>
        <table:table-row table:style-name="ro1">
          <table:table-cell table:number-columns-repeated="16"/>
          <table:table-cell office:value-type="string">
            <text:p>PAQ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4-12-12">
            <text:p>12/12/14</text:p>
          </table:table-cell>
        </table:table-row>
        <table:table-row table:style-name="ro1">
          <table:table-cell table:number-columns-repeated="16"/>
          <table:table-cell office:value-type="string">
            <text:p>Dossier d'EB</text:p>
          </table:table-cell>
          <table:table-cell table:style-name="ce1" office:value-type="string">
            <text:p>terminé </text:p>
          </table:table-cell>
          <table:table-cell office:value-type="string">
            <text:p>oui </text:p>
          </table:table-cell>
          <table:table-cell office:value-type="date" office:date-value="2015-01-13">
            <text:p>13/01/15</text:p>
          </table:table-cell>
        </table:table-row>
        <table:table-row table:style-name="ro1">
          <table:table-cell table:number-columns-repeated="16"/>
          <table:table-cell office:value-type="string">
            <text:p>Dossier de solution 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office:value-type="date" office:date-value="2015-01-23">
            <text:p>23/01/15</text:p>
          </table:table-cell>
        </table:table-row>
        <table:table-row table:style-name="ro1">
          <table:table-cell table:number-columns-repeated="16"/>
          <table:table-cell office:value-type="string">
            <text:p>Dossier de choix</text:p>
          </table:table-cell>
          <table:table-cell office:value-type="string">
            <text:p>en cours </text:p>
          </table:table-cell>
          <table:table-cell office:value-type="string">
            <text:p>non </text:p>
          </table:table-cell>
          <table:table-cell office:value-type="date" office:date-value="2015-01-27">
            <text:p>27/01/15</text:p>
          </table:table-cell>
        </table:table-row>
        <table:table-row table:style-name="ro1">
          <table:table-cell table:number-columns-repeated="16"/>
          <table:table-cell office:value-type="string">
            <text:p>bilan du projet <text:s/></text:p>
          </table:table-cell>
          <table:table-cell office:value-type="string">
            <text:p>non commencé</text:p>
          </table:table-cell>
          <table:table-cell office:value-type="string">
            <text:p>non </text:p>
          </table:table-cell>
          <table:table-cell office:value-type="date" office:date-value="2015-01-27">
            <text:p>27/01/15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23/01/2015</text:date>, <text:time>09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5.637cm"/>
    </style:style>
    <style:style style:name="co5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 style:data-style-name="N11"/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0"/>
          <table:table-cell office:value-type="string">
            <text:p>phase du projet </text:p>
          </table:table-cell>
          <table:table-cell office:value-type="string">
            <text:p>Etat </text:p>
          </table:table-cell>
          <table:table-cell table:style-name="Default" office:value-type="string">
            <text:p>progression </text:p>
          </table:table-cell>
          <table:table-cell office:value-type="string">
            <text:p>nombre de ressources assignées</text:p>
          </table:table-cell>
          <table:table-cell office:value-type="string">
            <text:p>détail</text:p>
          </table:table-cell>
        </table:table-row>
        <table:table-row table:style-name="ro1">
          <table:table-cell table:number-columns-repeated="10"/>
          <table:table-cell office:value-type="string">
            <text:p>initialisation </text:p>
          </table:table-cell>
          <table:table-cell table:style-name="ce1"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expression des besoins</text:p>
          </table:table-cell>
          <table:table-cell table:style-name="ce1" office:value-type="string">
            <text:p>terminé </text:p>
          </table:table-cell>
          <table:table-cell office:value-type="percentage" office:value="1">
            <text:p>100,00%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>
            <text:p>Description des solutions</text:p>
          </table:table-cell>
          <table:table-cell office:value-type="string">
            <text:p>en cours </text:p>
          </table:table-cell>
          <table:table-cell office:value-type="percentage" office:value="0.83">
            <text:p>83,00%</text:p>
          </table:table-cell>
          <table:table-cell office:value-type="float" office:value="5">
            <text:p>5</text:p>
          </table:table-cell>
          <table:table-cell office:value-type="string">
            <text:p>reste de l'équipe</text:p>
          </table:table-cell>
        </table:table-row>
        <table:table-row table:style-name="ro1">
          <table:table-cell table:number-columns-repeated="10"/>
          <table:table-cell office:value-type="string">
            <text:p>Évaluation des solutions</text:p>
          </table:table-cell>
          <table:table-cell office:value-type="string">
            <text:p>en cours </text:p>
          </table:table-cell>
          <table:table-cell office:value-type="percentage" office:value="0.13">
            <text:p>13,00%</text:p>
          </table:table-cell>
          <table:table-cell office:value-type="float" office:value="1">
            <text:p>1</text:p>
          </table:table-cell>
          <table:table-cell office:value-type="string">
            <text:p>Romain</text:p>
          </table:table-cell>
        </table:table-row>
        <table:table-row table:style-name="ro1">
          <table:table-cell table:number-columns-repeated="10"/>
          <table:table-cell office:value-type="string">
            <text:p>bilan du projet </text:p>
          </table:table-cell>
          <table:table-cell office:value-type="string">
            <text:p>non commencé </text:p>
          </table:table-cell>
          <table:table-cell office:value-type="percentage" office:value="0">
            <text:p>0,00%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3">23/01/2015</text:date>, <text:time>09:3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